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9531" officeooo:paragraph-rsid="00149531"/>
    </style:style>
    <style:style style:name="P2" style:family="paragraph" style:parent-style-name="Standard">
      <style:paragraph-properties fo:text-align="center" style:justify-single-word="false"/>
      <style:text-properties fo:font-size="15pt" officeooo:rsid="00149531" officeooo:paragraph-rsid="00149531" style:font-size-asian="15pt" style:font-size-complex="15pt"/>
    </style:style>
    <style:style style:name="P3" style:family="paragraph" style:parent-style-name="Standard">
      <style:text-properties officeooo:rsid="00171eaf" officeooo:paragraph-rsid="00171eaf"/>
    </style:style>
    <style:style style:name="T1" style:family="text">
      <style:text-properties officeooo:rsid="001569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Splits</text:p>
      <text:p text:style-name="P1"/>
      <text:p text:style-name="P1">Lesson templates are stored in tGenericAssignments. <text:s/>Generic Assignments that have been tailored and assigned to a student are stored in tAssignments.</text:p>
      <text:p text:style-name="P1"/>
      <text:p text:style-name="P1">Splits are a way of storing assignments so that they can be assigned in bulk. <text:s/>For example TheSecondGrade could be a label for all lessons to be assigned for the second grade. <text:s/>PlaceValue could contain all lessons used to teach the mathematical value of positions in numbers.</text:p>
      <text:p text:style-name="P1"/>
      <text:p text:style-name="P1">My first shot at designing splits envisioned each split being a division of one split into one assignment and a split or perhaps merely into two assignments or into two two splits.</text:p>
      <text:p text:style-name="P1"/>
      <text:p text:style-name="P1">On reflection this seems too restrictive. <text:s/>To look over the list of assignments splitting and re-splitting would be difficult.</text:p>
      <text:p text:style-name="P1"/>
      <text:p text:style-name="P1">A better way might be just a list of assignments together with a few grouping columns such as splitName and splitID coupled with the initial minimum tAssignment data.</text:p>
      <text:p text:style-name="P1"/>
      <text:p text:style-name="P1">tAssignments contains data that is created as the student interacts with the lesson. <text:s/>That data could be omitted from tSplits.</text:p>
      <text:p text:style-name="P1"/>
      <text:p text:style-name="P1">Using a flat table it would be easy to sort tSplits into useful groups <text:span text:style-name="T1">such as the split label or the tGenericAssignments name for the base lesson</text:span>.</text:p>
      <text:p text:style-name="P1"/>
      <text:p text:style-name="P3">For these reasons I am revamping the splits concept to allow assigning many lessons with one spl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5T08:13:04.180989166</meta:creation-date>
    <dc:date>2016-03-05T08:39:18.846815126</dc:date>
    <meta:editing-duration>PT10M14S</meta:editing-duration>
    <meta:editing-cycles>2</meta:editing-cycles>
    <meta:generator>LibreOffice/5.0.3.2$Linux_X86_64 LibreOffice_project/00m0$Build-2</meta:generator>
    <meta:document-statistic meta:table-count="0" meta:image-count="0" meta:object-count="0" meta:page-count="1" meta:paragraph-count="9" meta:word-count="212" meta:character-count="1276" meta:non-whitespace-character-count="1068"/>
  </office:meta>
</office:document-meta>
</file>